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3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543in" svg:y="0.0886in">
            <draw:object draw:notify-on-update-of-ranges="Sheet1.F3:Sheet1.F12 Sheet1.G3:Sheet1.G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8543in" svg:y="0.0886in">
            <draw:object draw:notify-on-update-of-ranges="Sheet1.A3:Sheet1.A12 Sheet1.F3:Sheet1.F12 Sheet1.G3:Sheet1.G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8543in" svg:y="0.0886in">
            <draw:object draw:notify-on-update-of-ranges="Sheet1.A2:Sheet1.A2 Sheet1.A3:Sheet1.A12 Sheet1.F2:Sheet1.F2 Sheet1.F3:Sheet1.F12 Sheet1.G2:Sheet1.G2 Sheet1.G3:Sheet1.G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 table:style-name="ce1" office:value-type="string" table:number-columns-spanned="2" table:number-rows-spanned="1">
            <text:p>data cache miss (Giga cycles)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no tile</text:p>
          </table:table-cell>
          <table:table-cell office:value-type="string">
            <text:p>tile</text:p>
          </table:table-cell>
          <table:table-cell office:value-type="string">
            <text:p>Speed up (notile/tile)</text:p>
          </table:table-cell>
          <table:table-cell office:value-type="string">
            <text:p>Cache up (notile/tile)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.332">
            <text:p>0.332</text:p>
          </table:table-cell>
          <table:table-cell office:value-type="float" office:value="0.015">
            <text:p>0.015</text:p>
          </table:table-cell>
          <table:table-cell table:formula="of:=[.B3]/[.C3]" office:value-type="float" office:value="1">
            <text:p>1</text:p>
          </table:table-cell>
          <table:table-cell table:formula="of:=[.D3]/[.E3]" office:value-type="float" office:value="22.1333333333333">
            <text:p>22.133333333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3.9">
            <text:p>3.9</text:p>
          </table:table-cell>
          <table:table-cell office:value-type="float" office:value="1.4">
            <text:p>1.4</text:p>
          </table:table-cell>
          <table:table-cell table:formula="of:=[.B4]/[.C4]" office:value-type="float" office:value="1.23076923076923">
            <text:p>1.2307692308</text:p>
          </table:table-cell>
          <table:table-cell table:formula="of:=[.D4]/[.E4]" office:value-type="float" office:value="2.78571428571429">
            <text:p>2.785714285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.35">
            <text:p>1.35</text:p>
          </table:table-cell>
          <table:table-cell office:value-type="float" office:value="0.42">
            <text:p>0.42</text:p>
          </table:table-cell>
          <table:table-cell office:value-type="float" office:value="11.1">
            <text:p>11.1</text:p>
          </table:table-cell>
          <table:table-cell office:value-type="float" office:value="2.7">
            <text:p>2.7</text:p>
          </table:table-cell>
          <table:table-cell table:formula="of:=[.B5]/[.C5]" office:value-type="float" office:value="3.21428571428571">
            <text:p>3.2142857143</text:p>
          </table:table-cell>
          <table:table-cell table:formula="of:=[.D5]/[.E5]" office:value-type="float" office:value="4.11111111111111">
            <text:p>4.111111111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17.1">
            <text:p>17.1</text:p>
          </table:table-cell>
          <table:table-cell office:value-type="float" office:value="0.28">
            <text:p>0.28</text:p>
          </table:table-cell>
          <table:table-cell table:formula="of:=[.B6]/[.C6]" office:value-type="float" office:value="7.23170731707317">
            <text:p>7.2317073171</text:p>
          </table:table-cell>
          <table:table-cell table:formula="of:=[.D6]/[.E6]" office:value-type="float" office:value="61.0714285714286">
            <text:p>61.071428571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.62">
            <text:p>6.62</text:p>
          </table:table-cell>
          <table:table-cell office:value-type="float" office:value="1.21">
            <text:p>1.21</text:p>
          </table:table-cell>
          <table:table-cell office:value-type="float" office:value="103.6">
            <text:p>103.6</text:p>
          </table:table-cell>
          <table:table-cell office:value-type="float" office:value="13.6">
            <text:p>13.6</text:p>
          </table:table-cell>
          <table:table-cell table:formula="of:=[.B7]/[.C7]" office:value-type="float" office:value="5.47107438016529">
            <text:p>5.4710743802</text:p>
          </table:table-cell>
          <table:table-cell table:formula="of:=[.D7]/[.E7]" office:value-type="float" office:value="7.61764705882353">
            <text:p>7.617647058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22.7">
            <text:p>22.7</text:p>
          </table:table-cell>
          <table:table-cell office:value-type="float" office:value="3.6">
            <text:p>3.6</text:p>
          </table:table-cell>
          <table:table-cell office:value-type="float" office:value="277.5">
            <text:p>277.5</text:p>
          </table:table-cell>
          <table:table-cell office:value-type="float" office:value="34.8">
            <text:p>34.8</text:p>
          </table:table-cell>
          <table:table-cell table:formula="of:=[.B8]/[.C8]" office:value-type="float" office:value="6.30555555555556">
            <text:p>6.3055555556</text:p>
          </table:table-cell>
          <table:table-cell table:formula="of:=[.D8]/[.E8]" office:value-type="float" office:value="7.97413793103448">
            <text:p>7.97413793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65.8">
            <text:p>65.8</text:p>
          </table:table-cell>
          <table:table-cell office:value-type="float" office:value="9.6">
            <text:p>9.6</text:p>
          </table:table-cell>
          <table:table-cell office:value-type="float" office:value="1792.4">
            <text:p>1792.4</text:p>
          </table:table-cell>
          <table:table-cell office:value-type="float" office:value="93.9">
            <text:p>93.9</text:p>
          </table:table-cell>
          <table:table-cell table:formula="of:=[.B9]/[.C9]" office:value-type="float" office:value="6.85416666666667">
            <text:p>6.8541666667</text:p>
          </table:table-cell>
          <table:table-cell table:formula="of:=[.D9]/[.E9]" office:value-type="float" office:value="19.0883919062833">
            <text:p>19.088391906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49.8">
            <text:p>249.8</text:p>
          </table:table-cell>
          <table:table-cell office:value-type="float" office:value="32.4">
            <text:p>32.4</text:p>
          </table:table-cell>
          <table:table-cell office:value-type="float" office:value="7867.8">
            <text:p>7867.8</text:p>
          </table:table-cell>
          <table:table-cell office:value-type="float" office:value="333.8">
            <text:p>333.8</text:p>
          </table:table-cell>
          <table:table-cell table:formula="of:=[.B10]/[.C10]" office:value-type="float" office:value="7.70987654320988">
            <text:p>7.7098765432</text:p>
          </table:table-cell>
          <table:table-cell table:formula="of:=[.D10]/[.E10]" office:value-type="float" office:value="23.5704014379868">
            <text:p>23.570401438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607.7">
            <text:p>607.7</text:p>
          </table:table-cell>
          <table:table-cell office:value-type="float" office:value="83.7">
            <text:p>83.7</text:p>
          </table:table-cell>
          <table:table-cell office:value-type="float" office:value="17855.1">
            <text:p>17855.1</text:p>
          </table:table-cell>
          <table:table-cell office:value-type="float" office:value="786.1">
            <text:p>786.1</text:p>
          </table:table-cell>
          <table:table-cell table:formula="of:=[.B11]/[.C11]" office:value-type="float" office:value="7.26045400238949">
            <text:p>7.2604540024</text:p>
          </table:table-cell>
          <table:table-cell table:formula="of:=[.D11]/[.E11]" office:value-type="float" office:value="22.7135224526142">
            <text:p>22.7135224526</text:p>
          </table:table-cell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235.6">
            <text:p>1235.6</text:p>
          </table:table-cell>
          <table:table-cell office:value-type="float" office:value="149.3">
            <text:p>149.3</text:p>
          </table:table-cell>
          <table:table-cell office:value-type="float" office:value="33463.1">
            <text:p>33463.1</text:p>
          </table:table-cell>
          <table:table-cell office:value-type="float" office:value="1447">
            <text:p>1447</text:p>
          </table:table-cell>
          <table:table-cell table:formula="of:=[.B12]/[.C12]" office:value-type="float" office:value="8.27595445411922">
            <text:p>8.2759544541</text:p>
          </table:table-cell>
          <table:table-cell table:formula="of:=[.D12]/[.E12]" office:value-type="float" office:value="23.1258465791292">
            <text:p>23.1258465791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5.3839in" svg:y="0.063in">
            <draw:object draw:notify-on-update-of-ranges="Sheet2.A2:Sheet2.A2 Sheet2.A3:Sheet2.A8 Sheet2.D2:Sheet2.D2 Sheet2.D3:Sheet2.D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/>
          <table:table-cell office:value-type="string">
            <text:p>Marvell-gcc -O3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Speed up (notile/tile)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formula="of:=[.B3]/[.C3]" office:value-type="float" office:value="4.5">
            <text:p>4.5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72">
            <text:p>0.72</text:p>
          </table:table-cell>
          <table:table-cell office:value-type="float" office:value="0.15">
            <text:p>0.15</text:p>
          </table:table-cell>
          <table:table-cell table:formula="of:=[.B4]/[.C4]" office:value-type="float" office:value="4.8">
            <text:p>4.8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7.74">
            <text:p>17.74</text:p>
          </table:table-cell>
          <table:table-cell office:value-type="float" office:value="1.56">
            <text:p>1.56</text:p>
          </table:table-cell>
          <table:table-cell table:formula="of:=[.B5]/[.C5]" office:value-type="float" office:value="11.3717948717949">
            <text:p>11.3717948718</text:p>
          </table:table-cell>
          <table:table-cell office:value-type="float" office:value="17.7">
            <text:p>17.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61.5">
            <text:p>61.5</text:p>
          </table:table-cell>
          <table:table-cell office:value-type="float" office:value="6.97">
            <text:p>6.97</text:p>
          </table:table-cell>
          <table:table-cell table:formula="of:=[.B6]/[.C6]" office:value-type="float" office:value="8.82352941176471">
            <text:p>8.8235294118</text:p>
          </table:table-cell>
          <table:table-cell office:value-type="float" office:value="58.09">
            <text:p>58.0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85.85">
            <text:p>185.85</text:p>
          </table:table-cell>
          <table:table-cell office:value-type="float" office:value="50.14">
            <text:p>50.14</text:p>
          </table:table-cell>
          <table:table-cell table:formula="of:=[.B7]/[.C7]" office:value-type="float" office:value="3.70662145991225">
            <text:p>3.7066214599</text:p>
          </table:table-cell>
          <table:table-cell office:value-type="float" office:value="186.5">
            <text:p>186.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613.33">
            <text:p>613.33</text:p>
          </table:table-cell>
          <table:table-cell office:value-type="float" office:value="62.13">
            <text:p>62.13</text:p>
          </table:table-cell>
          <table:table-cell table:formula="of:=[.B8]/[.C8]" office:value-type="float" office:value="9.87172058586834">
            <text:p>9.8717205859</text:p>
          </table:table-cell>
          <table:table-cell office:value-type="float" office:value="625.27">
            <text:p>625.2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latform=BG2</text:p>
          </table:table-cell>
          <table:table-cell office:value-type="string">
            <text:p>data cache size=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le size = 12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/home/cschen/marvell/work/assigned-job/run_released_benchmark/armv7-marvell-linux-gnueabi-hard-4.6.4_x86_64_rc2_20140325/bin/arm-marvell-linux-gnueabi-gcc -O3 -mcpu=marvell-pj4b -mfpu=neon matmul.c -o matmul</text:p>
          </table:table-cell>
          <table:table-cell table:number-columns-repeated="4"/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shapes>
          <draw:frame draw:z-index="0" draw:style-name="gr1" svg:width="6.2988in" svg:height="3.5429in" svg:x="6.2618in" svg:y="0.0886in">
            <draw:object draw:notify-on-update-of-ranges="Sheet3.A2:Sheet3.A2 Sheet3.A3:Sheet3.A9 Sheet3.E2:Sheet3.E2 Sheet3.E3:Sheet3.E9 Sheet3.F2:Sheet3.F2 Sheet3.F3:Sheet3.F9 Sheet3.G2:Sheet3.G2 Sheet3.G3:Sheet3.G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/>
          <table:table-cell office:value-type="string">
            <text:p>Speed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(T=32)</text:p>
          </table:table-cell>
          <table:table-cell office:value-type="string">
            <text:p>tile(T=12)</text:p>
          </table:table-cell>
          <table:table-cell office:value-type="string">
            <text:p>no tile</text:p>
          </table:table-cell>
          <table:table-cell office:value-type="string">
            <text:p>tile(T=32)</text:p>
          </table:table-cell>
          <table:table-cell office:value-type="string">
            <text:p>tile(T=12)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2">
            <text:p>0.02</text:p>
          </table:table-cell>
          <table:table-cell table:formula="of:=[.B3]/[.B3]" office:value-type="float" office:value="1">
            <text:p>1</text:p>
          </table:table-cell>
          <table:table-cell table:formula="of:=[.B3]/[.C3]" office:value-type="float" office:value="4.5">
            <text:p>4.5</text:p>
          </table:table-cell>
          <table:table-cell table:formula="of:=[.B3]/[.D3]" office:value-type="float" office:value="4.5">
            <text:p>4.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73">
            <text:p>0.73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1.87179487179487">
            <text:p>1.8717948718</text:p>
          </table:table-cell>
          <table:table-cell table:formula="of:=[.B4]/[.D4]" office:value-type="float" office:value="4.5625">
            <text:p>4.562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7.97">
            <text:p>17.97</text:p>
          </table:table-cell>
          <table:table-cell office:value-type="float" office:value="5.98">
            <text:p>5.98</text:p>
          </table:table-cell>
          <table:table-cell office:value-type="float" office:value="1.63">
            <text:p>1.63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3.00501672240803">
            <text:p>3.0050167224</text:p>
          </table:table-cell>
          <table:table-cell table:formula="of:=[.B5]/[.D5]" office:value-type="float" office:value="11.0245398773006">
            <text:p>11.0245398773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8.85">
            <text:p>58.85</text:p>
          </table:table-cell>
          <table:table-cell office:value-type="float" office:value="9.1">
            <text:p>9.1</text:p>
          </table:table-cell>
          <table:table-cell office:value-type="float" office:value="6.74">
            <text:p>6.74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6.46703296703297">
            <text:p>6.467032967</text:p>
          </table:table-cell>
          <table:table-cell table:formula="of:=[.B6]/[.D6]" office:value-type="float" office:value="8.73145400593472">
            <text:p>8.7314540059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7.12">
            <text:p>57.12</text:p>
          </table:table-cell>
          <table:table-cell office:value-type="float" office:value="11.8">
            <text:p>11.8</text:p>
          </table:table-cell>
          <table:table-cell office:value-type="float" office:value="14.01">
            <text:p>14.01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4.84067796610169">
            <text:p>4.8406779661</text:p>
          </table:table-cell>
          <table:table-cell table:formula="of:=[.B7]/[.D7]" office:value-type="float" office:value="4.07708779443255">
            <text:p>4.077087794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87.02">
            <text:p>187.02</text:p>
          </table:table-cell>
          <table:table-cell office:value-type="float" office:value="49.48">
            <text:p>49.48</text:p>
          </table:table-cell>
          <table:table-cell office:value-type="float" office:value="50.17">
            <text:p>50.17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3.77970897332255">
            <text:p>3.7797089733</text:p>
          </table:table-cell>
          <table:table-cell table:formula="of:=[.B8]/[.D8]" office:value-type="float" office:value="3.72772573250947">
            <text:p>3.727725732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613.14">
            <text:p>613.14</text:p>
          </table:table-cell>
          <table:table-cell office:value-type="float" office:value="168.48">
            <text:p>168.48</text:p>
          </table:table-cell>
          <table:table-cell office:value-type="float" office:value="59.86">
            <text:p>59.86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3.63924501424501">
            <text:p>3.6392450142</text:p>
          </table:table-cell>
          <table:table-cell table:formula="of:=[.B9]/[.D9]" office:value-type="float" office:value="10.2429001002339">
            <text:p>10.2429001002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office:value-type="string">
            <text:p>Clang -O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3:25:15</meta:creation-date>
    <dc:date>2014-04-14T18:47:36</dc:date>
    <meta:editing-duration>PT2H49M3S</meta:editing-duration>
    <meta:editing-cycles>27</meta:editing-cycles>
    <meta:generator>LibreOffice/3.5$Linux_X86_64 LibreOffice_project/350m1$Build-2</meta:generator>
    <meta:document-statistic meta:table-count="3" meta:cell-count="1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F3:Sheet1.G12" svg:x="1.331cm" svg:y="0.855cm" svg:width="11.15cm" svg:height="7.545cm">
          <chartooo:coordinate-region svg:x="1.952cm" svg:y="1.054cm" svg:width="10.342cm" svg:height="6.699cm"/>
          <chart:axis chart:dimension="x" chart:name="primary-x" chart:style-name="ch4"/>
          <chart:axis chart:dimension="y" chart:name="primary-y" chart:style-name="ch4">
            <chart:title svg:x="0.451cm" svg:y="5.478cm" chart:style-name="ch5">
              <text:p>Y Axis Title</text:p>
            </chart:title>
            <chart:grid chart:style-name="ch6" chart:class="major"/>
          </chart:axis>
          <chart:series chart:style-name="ch7" chart:values-cell-range-address="Sheet1.F3:Sheet1.F12" chart:class="chart:line">
            <chart:data-point chart:repeated="10"/>
          </chart:series>
          <chart:series chart:style-name="ch8" chart:values-cell-range-address="Sheet1.G3:Sheet1.G1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12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3170731707317">
                <text:p>7.23170731707317</text:p>
              </table:table-cell>
              <table:table-cell office:value-type="float" office:value="61.0714285714286">
                <text:p>61.0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Oprofile matmul on X86</text:p>
        </chart:title>
        <chart:subtitle svg:x="4.331cm" svg:y="1.275cm" chart:style-name="ch3">
          <text:p>speed up (blue line) vs cache up (red line)</text:p>
        </chart:subtitle>
        <chart:legend chart:legend-position="end" svg:x="13.121cm" svg:y="3.952cm" style:legend-expansion="high" chart:style-name="ch4"/>
        <chart:plot-area chart:style-name="ch5" table:cell-range-address="Sheet1.A3:Sheet1.A12 Sheet1.F3:Sheet1.G12" chart:data-source-has-labels="column" svg:x="1.331cm" svg:y="2.318cm" svg:width="11.15cm" svg:height="5.521cm">
          <chartooo:coordinate-region svg:x="1.952cm" svg:y="2.518cm" svg:width="10.157cm" svg:height="4.674cm"/>
          <chart:axis chart:dimension="x" chart:name="primary-x" chart:style-name="ch6" chartooo:axis-type="auto">
            <chartooo:date-scale/>
            <chart:title svg:x="6.73cm" svg:y="8.019cm" chart:style-name="ch7">
              <text:p>N</text:p>
            </chart:title>
            <chart:categories table:cell-range-address="Sheet1.A3:Sheet1.A12"/>
          </chart:axis>
          <chart:axis chart:dimension="y" chart:name="primary-y" chart:style-name="ch6">
            <chart:title svg:x="0.451cm" svg:y="5.903cm" chart:style-name="ch8">
              <text:p>no tile / tile</text:p>
            </chart:title>
            <chart:grid chart:style-name="ch9" chart:class="major"/>
          </chart:axis>
          <chart:series chart:style-name="ch10" chart:values-cell-range-address="Sheet1.F3:Sheet1.F12" chart:class="chart:line">
            <chart:data-point chart:repeated="10"/>
          </chart:series>
          <chart:series chart:style-name="ch11" chart:values-cell-range-address="Sheet1.G3:Sheet1.G1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12</svg:desc>
                </draw:g>
              </table:table-cell>
              <table:table-cell office:value-type="float" office:value="1">
                <text:p>1</text:p>
                <draw:g>
                  <svg:desc>Sheet1.F3:Sheet1.F12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2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3170731707317">
                <text:p>7.23170731707317</text:p>
              </table:table-cell>
              <table:table-cell office:value-type="float" office:value="61.0714285714286">
                <text:p>61.071428571428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3cm" svg:y="0.316cm" chart:style-name="ch2">
          <text:p>Different tile size speedup on BG2</text:p>
        </chart:title>
        <chart:subtitle svg:x="5.112cm" svg:y="1.275cm" chart:style-name="ch3">
          <text:p>for matmul (matrix multiplication)</text:p>
        </chart:subtitle>
        <chart:legend chart:legend-position="end" svg:x="13.79cm" svg:y="3.703cm" style:legend-expansion="high" chart:style-name="ch4"/>
        <chart:plot-area chart:style-name="ch5" table:cell-range-address="Sheet3.A2:Sheet3.A9 Sheet3.E2:Sheet3.G9" chart:data-source-has-labels="both" svg:x="1.331cm" svg:y="2.318cm" svg:width="11.819cm" svg:height="5.521cm">
          <chartooo:coordinate-region svg:x="1.952cm" svg:y="2.517cm" svg:width="11.198cm" svg:height="4.675cm"/>
          <chart:axis chart:dimension="x" chart:name="primary-x" chart:style-name="ch6" chartooo:axis-type="auto">
            <chartooo:date-scale/>
            <chart:title svg:x="7.064cm" svg:y="8.019cm" chart:style-name="ch7">
              <text:p>N</text:p>
            </chart:title>
            <chart:categories table:cell-range-address="Sheet3.A3:Sheet3.A9"/>
          </chart:axis>
          <chart:axis chart:dimension="y" chart:name="primary-y" chart:style-name="ch8">
            <chart:title svg:x="0.451cm" svg:y="7.27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3.E3:Sheet3.E9" chart:label-cell-address="Sheet3.E2:Sheet3.E2" chart:class="chart:bar">
            <chart:data-point chart:repeated="7"/>
          </chart:series>
          <chart:series chart:style-name="ch12" chart:values-cell-range-address="Sheet3.F3:Sheet3.F9" chart:label-cell-address="Sheet3.F2:Sheet3.F2" chart:class="chart:bar">
            <chart:data-point chart:repeated="7"/>
          </chart:series>
          <chart:series chart:style-name="ch13" chart:values-cell-range-address="Sheet3.G3:Sheet3.G9" chart:label-cell-address="Sheet3.G2:Sheet3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  <draw:g>
                  <svg:desc>Sheet3.E2:Sheet3.E2</svg:desc>
                </draw:g>
              </table:table-cell>
              <table:table-cell office:value-type="string">
                <text:p>tile(T=32)</text:p>
                <draw:g>
                  <svg:desc>Sheet3.F2:Sheet3.F2</svg:desc>
                </draw:g>
              </table:table-cell>
              <table:table-cell office:value-type="string">
                <text:p>tile(T=12)</text:p>
                <draw:g>
                  <svg:desc>Sheet3.G2:Sheet3.G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3.A3:Sheet3.A9</svg:desc>
                </draw:g>
              </table:table-cell>
              <table:table-cell office:value-type="float" office:value="1">
                <text:p>1</text:p>
                <draw:g>
                  <svg:desc>Sheet3.E3:Sheet3.E9</svg:desc>
                </draw:g>
              </table:table-cell>
              <table:table-cell office:value-type="float" office:value="4.5">
                <text:p>4.5</text:p>
                <draw:g>
                  <svg:desc>Sheet3.F3:Sheet3.F9</svg:desc>
                </draw:g>
              </table:table-cell>
              <table:table-cell office:value-type="float" office:value="4.5">
                <text:p>4.5</text:p>
                <draw:g>
                  <svg:desc>Sheet3.G3:Sheet3.G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6cm" chart:style-name="ch2">
          <text:p>Oprofile matmul</text:p>
        </chart:title>
        <chart:subtitle svg:x="6.012cm" svg:y="1.275cm" chart:style-name="ch3">
          <text:p>Tile size 32 on X86-64</text:p>
        </chart:subtitle>
        <chart:legend chart:legend-position="end" svg:x="11.507cm" svg:y="3.952cm" style:legend-expansion="high" chart:style-name="ch4"/>
        <chart:plot-area chart:style-name="ch5" table:cell-range-address="Sheet1.A2:Sheet1.A12 Sheet1.F2:Sheet1.G12" chart:data-source-has-labels="both" svg:x="1.331cm" svg:y="2.318cm" svg:width="9.536cm" svg:height="5.521cm">
          <chartooo:coordinate-region svg:x="1.952cm" svg:y="2.518cm" svg:width="8.543cm" svg:height="4.674cm"/>
          <chart:axis chart:dimension="x" chart:name="primary-x" chart:style-name="ch6" chartooo:axis-type="auto">
            <chartooo:date-scale/>
            <chart:title svg:x="5.923cm" svg:y="8.019cm" chart:style-name="ch7">
              <text:p>N</text:p>
            </chart:title>
            <chart:categories table:cell-range-address="Sheet1.A3:Sheet1.A12"/>
          </chart:axis>
          <chart:axis chart:dimension="y" chart:name="primary-y" chart:style-name="ch6">
            <chart:title svg:x="0.451cm" svg:y="8.099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Sheet1.F3:Sheet1.F12" chart:label-cell-address="Sheet1.F2:Sheet1.F2" chart:class="chart:line">
            <chart:data-point chart:repeated="10"/>
          </chart:series>
          <chart:series chart:style-name="ch11" chart:values-cell-range-address="Sheet1.G3:Sheet1.G12" chart:label-cell-address="Sheet1.G2:Sheet1.G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  <draw:g>
                  <svg:desc>Sheet1.F2:Sheet1.F2</svg:desc>
                </draw:g>
              </table:table-cell>
              <table:table-cell office:value-type="string">
                <text:p>Cache up (notile/tile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12</svg:desc>
                </draw:g>
              </table:table-cell>
              <table:table-cell office:value-type="float" office:value="1">
                <text:p>1</text:p>
                <draw:g>
                  <svg:desc>Sheet1.F3:Sheet1.F12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2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3170731707317">
                <text:p>7.23170731707317</text:p>
              </table:table-cell>
              <table:table-cell office:value-type="float" office:value="61.0714285714286">
                <text:p>61.071428571428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Speedup for tile</text:p>
        </chart:title>
        <chart:subtitle svg:x="6.236cm" svg:y="1.275cm" chart:style-name="ch3">
          <text:p>Tile size 12 on BG2</text:p>
        </chart:subtitle>
        <chart:legend chart:legend-position="end" svg:x="11.507cm" svg:y="4.201cm" style:legend-expansion="high" chart:style-name="ch4"/>
        <chart:plot-area chart:style-name="ch5" table:cell-range-address="Sheet2.A2:Sheet2.A8 Sheet2.D2:Sheet2.D8" chart:data-source-has-labels="both" svg:x="1.331cm" svg:y="2.318cm" svg:width="9.536cm" svg:height="5.521cm">
          <chartooo:coordinate-region svg:x="1.952cm" svg:y="2.517cm" svg:width="8.544cm" svg:height="4.675cm"/>
          <chart:axis chart:dimension="x" chart:name="primary-x" chart:style-name="ch6" chartooo:axis-type="auto">
            <chartooo:date-scale/>
            <chart:title svg:x="5.923cm" svg:y="8.019cm" chart:style-name="ch7">
              <text:p>N</text:p>
            </chart:title>
            <chart:categories table:cell-range-address="Sheet2.A3:Sheet2.A8"/>
          </chart:axis>
          <chart:axis chart:dimension="y" chart:name="primary-y" chart:style-name="ch6">
            <chart:title svg:x="0.451cm" svg:y="7.278cm" chart:style-name="ch8">
              <text:p>Speedup relative to clang -O3</text:p>
            </chart:title>
            <chart:grid chart:style-name="ch9" chart:class="major"/>
          </chart:axis>
          <chart:series chart:style-name="ch10" chart:values-cell-range-address="Sheet2.D3:Sheet2.D8" chart:label-cell-address="Sheet2.D2:Sheet2.D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2.A3:Sheet2.A8</svg:desc>
                </draw:g>
              </table:table-cell>
              <table:table-cell office:value-type="float" office:value="4.5">
                <text:p>4.5</text:p>
                <draw:g>
                  <svg:desc>Sheet2.D3:Sheet2.D8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